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Georgia" svg:font-family="Georgi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274e1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980000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980000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274e1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itle" style:master-page-name="Standard">
      <style:paragraph-properties fo:margin-top="0.847cm" fo:margin-bottom="0.212cm"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style:font-name="Arial" fo:font-size="24pt" style:font-name-asian="Arial" style:font-size-asian="24pt" style:font-name-complex="Arial" style:font-size-complex="24pt"/>
    </style:style>
    <style:style style:name="T2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cccccc" style:font-weight-asian="bold" style:font-weight-complex="bold"/>
    </style:style>
    <style:style style:name="T5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6" style:family="text">
      <style:text-properties fo:color="#980000"/>
    </style:style>
    <style:style style:name="T7" style:family="text">
      <style:text-properties fo:color="#980000" fo:font-weight="bold" style:font-weight-asian="bold" style:font-weight-complex="bold"/>
    </style:style>
    <style:style style:name="T8" style:family="text">
      <style:text-properties fo:color="#980000" fo:font-weight="bold" fo:background-color="#cccccc" style:font-weight-asian="bold" style:font-weight-complex="bold"/>
    </style:style>
    <style:style style:name="T9" style:family="text">
      <style:text-properties fo:color="#274e1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274e13" fo:font-weight="bold" style:font-weight-asian="bold" style:font-weight-complex="bold"/>
    </style:style>
    <style:style style:name="T11" style:family="text">
      <style:text-properties fo:color="#274e13" fo:font-weight="bold" fo:background-color="#cccccc" style:font-weight-asian="bold" style:font-weight-complex="bold"/>
    </style:style>
    <style:style style:name="T12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h.bhyjye10bh2q"/><text:span text:style-name="T1">Segurança</text:span><text:span text:style-name="T1"> </text:span><text:span text:style-name="T1">em</text:span><text:span text:style-name="T1"> </text:span><text:span text:style-name="T1">Sistemas</text:span><text:span text:style-name="T1"> </text:span><text:span text:style-name="T1">de</text:span><text:span text:style-name="T1"> </text:span><text:span text:style-name="T1">Computação</text:span></text:p>
      <text:p text:style-name="P1"><text:span text:style-name="T2">Desafio</text:span><text:span text:style-name="T2"> 03</text:span></text:p>
      <text:p text:style-name="P2"/>
      <text:p text:style-name="P1"><text:span text:style-name="T2">INF</text:span><text:span text:style-name="T2">01045 – </text:span><text:span text:style-name="T2">Comunicação</text:span><text:span text:style-name="T2"> – </text:span><text:span text:style-name="T2">Turma</text:span><text:span text:style-name="T2"> </text:span><text:span text:style-name="T2">U</text:span><text:span text:style-name="T2"> – </text:span><text:span text:style-name="T2">Prof</text:span><text:span text:style-name="T2">. </text:span><text:span text:style-name="T2">Raul</text:span><text:span text:style-name="T2"> </text:span><text:span text:style-name="T2">Weber</text:span></text:p>
      <text:p text:style-name="P2"/>
      <text:p text:style-name="P1"><text:span text:style-name="T2">Luiz</text:span><text:span text:style-name="T2"> </text:span><text:span text:style-name="T2">Gustavo</text:span><text:span text:style-name="T2"> </text:span><text:span text:style-name="T2">Frozi</text:span><text:span text:style-name="T2"> </text:span><text:span text:style-name="T2">de</text:span><text:span text:style-name="T2"> </text:span><text:span text:style-name="T2">Castro</text:span><text:span text:style-name="T2"> </text:span><text:span text:style-name="T2">e</text:span><text:span text:style-name="T2"> </text:span><text:span text:style-name="T2">Souza</text:span><text:span text:style-name="T2"> - </text:span><text:span text:style-name="T2">Cartão</text:span><text:span text:style-name="T2"> 96957</text:span></text:p>
      <text:p text:style-name="P1"><text:span text:style-name="T2">Mário</text:span><text:span text:style-name="T2"> </text:span><text:span text:style-name="T2">César</text:span><text:span text:style-name="T2"> </text:span><text:span text:style-name="T2">Gasparoni</text:span><text:span text:style-name="T2"> </text:span><text:span text:style-name="T2">Jr</text:span><text:span text:style-name="T2">. - </text:span><text:span text:style-name="T2">Cartão</text:span><text:span text:style-name="T2"> 151480</text:span></text:p>
      <text:p text:style-name="P2"/>
      <text:p text:style-name="P1"><text:span text:style-name="T2">Agosto</text:span><text:span text:style-name="T2"> </text:span><text:span text:style-name="T2">de</text:span><text:span text:style-name="T2"> 2013</text:span></text:p>
      <text:p text:style-name="P7"><text:span text:style-name="T3">Texto</text:span><text:span text:style-name="T5">:</text:span></text:p>
      <text:p text:style-name="P8">LPBOVQIPROKBHSHRZZBPFYFPSVQFJLPBOVUQJMKULKUSVKFOPQLFSSQYLQJAFPVUJIQPGUJRPB</text:p>
      <text:p text:style-name="P8">UJYQPTRVUQJUJVQHJUJVFZZUIUEZFIUEEFPUSKGFLPBOVUQJUSVKFPFAFPSFUJQVKFPMQPGS</text:p>
      <text:p text:style-name="P8">TQAUJIYPQTVKFHJUJVFZZUIUEZFLUOKFPVFDVERLCVQOZRUJVFDVRLUOKFPUSRORUPQYRZIQPUVKTS</text:p>
      <text:p text:style-name="P8">MKULKLPFRVFVKFFJLPBOVUQJRJGVKFPFAFPSUJIGFLPBOVUQJVKFGFVRUZFGQOFPRVUQJQYRLUOKFP</text:p>
      <text:p text:style-name="P8">USLQJVPQZZFGEQVKEBVKFRZIQPUVKTRJGUJFRLKUJSVRJLFEBRCFBVKUSUSRSFLPFVORPRTFVFP</text:p>
      <text:p text:style-name="P8">UGFRZZBCJQMJQJZBVQVKFLQTTHJULRJVSEFYQPFVKFTQGFPJFPRLPBOVQIPROKBMRSLQJLFPJFG</text:p>
      <text:p text:style-name="P8">SQZFZBMUVKTFSSRIFLQJYUGFJVURZUVBUJPFLFJVGFLRGFSVKFYUFZGKRSFDORJGFGVQUJLZHGF</text:p>
      <text:p text:style-name="P8">VFLKJUNHFSYQPTFSSRIFUJVFIPUVBLKFLCUJISFJGFPRJGPFLFUAFPUGFJVUVBRHVKFJVULRVUQJ</text:p>
      <text:p text:style-name="P8">RJGGUIUVRZSUIJRVHPFSVKUSVFDVUSYPQTMUCUOFGURVKFJFDVNHUXHSFSOFPTHVRVUQJRJGVKF</text:p>
      <text:p text:style-name="P8">VFDVYUVSOFPYFLVZBUJRPFLVRJIHZRPRPFRMKFPFVKFJHTEFPQYPQMSUSIPFRVFPVKRJVKF</text:p>
      <text:p text:style-name="P8">JHTEFPQYLQZHTJSUVUSRZSQCJQMJVKRVVKFMQPGERJRJRROOFRPSSFAFPRZVUTFSUJVKFVFDV</text:p>
      <text:p text:style-name="P8"/>
      <text:p text:style-name="P8">UUWLIUOLJGFWIUOUYUOQOREFGCUCOTJU</text:p>
      <text:p text:style-name="P3"/>
      <text:p text:style-name="P3"><text:span text:style-name="T3">Texto</text:span><text:span text:style-name="T3"> </text:span><text:span text:style-name="T3">Decifrado</text:span><text:span text:style-name="T3">:</text:span></text:p>
      <text:p text:style-name="P3"><text:span text:style-name="T9">cryptography</text:span><text:span text:style-name="T9"> </text:span><text:span text:style-name="T9">usually</text:span><text:span text:style-name="T9"> </text:span><text:span text:style-name="T9">refers</text:span><text:span text:style-name="T9"> </text:span><text:span text:style-name="T9">to</text:span><text:span text:style-name="T9"> </text:span><text:span text:style-name="T9">encryption</text:span><text:span text:style-name="T9"> </text:span><text:span text:style-name="T9">which</text:span><text:span text:style-name="T9"> </text:span><text:span text:style-name="T9">is</text:span><text:span text:style-name="T9"> </text:span><text:span text:style-name="T9">the</text:span><text:span text:style-name="T9"> </text:span><text:span text:style-name="T9">process</text:span><text:span text:style-name="T9"> </text:span><text:span text:style-name="T9">of</text:span><text:span text:style-name="T9"> </text:span><text:span text:style-name="T9">converting</text:span><text:span text:style-name="T9"> </text:span><text:span text:style-name="T9">ordinary</text:span></text:p>
      <text:p text:style-name="P3"><text:span text:style-name="T9">information</text:span><text:span text:style-name="T9"> </text:span><text:span text:style-name="T9">into</text:span><text:span text:style-name="T9"> </text:span><text:span text:style-name="T9">unintelligible</text:span><text:span text:style-name="T9"> </text:span><text:span text:style-name="T9">gibberish</text:span><text:span text:style-name="T9"> </text:span><text:span text:style-name="T9">decryption</text:span><text:span text:style-name="T9"> </text:span><text:span text:style-name="T9">is</text:span><text:span text:style-name="T9"> </text:span><text:span text:style-name="T9">the</text:span><text:span text:style-name="T9"> </text:span><text:span text:style-name="T9">reverse</text:span><text:span text:style-name="T9"> </text:span><text:span text:style-name="T9">in</text:span><text:span text:style-name="T9"> </text:span><text:span text:style-name="T9">other</text:span><text:span text:style-name="T9"> </text:span><text:span text:style-name="T9">words</text:span></text:p>
      <text:p text:style-name="P3"><text:span text:style-name="T9">moving</text:span><text:span text:style-name="T9"> </text:span><text:span text:style-name="T9">from</text:span><text:span text:style-name="T9"> </text:span><text:span text:style-name="T9">the</text:span><text:span text:style-name="T9"> </text:span><text:span text:style-name="T9">unintelligible</text:span><text:span text:style-name="T9"> </text:span><text:span text:style-name="T9">cipher</text:span><text:span text:style-name="T9"> </text:span><text:span text:style-name="T9">text</text:span><text:span text:style-name="T9"> </text:span><text:span text:style-name="T9">back</text:span><text:span text:style-name="T9"> </text:span><text:span text:style-name="T9">to</text:span><text:span text:style-name="T9"> </text:span><text:span text:style-name="T9">plain</text:span><text:span text:style-name="T9"> </text:span><text:span text:style-name="T9">text</text:span><text:span text:style-name="T9"> </text:span><text:span text:style-name="T9">a</text:span><text:span text:style-name="T9"> </text:span><text:span text:style-name="T9">cipher</text:span><text:span text:style-name="T9"> </text:span><text:span text:style-name="T9">is</text:span><text:span text:style-name="T9"> </text:span><text:span text:style-name="T9">a</text:span><text:span text:style-name="T9"> </text:span><text:span text:style-name="T9">pair</text:span><text:span text:style-name="T9"> </text:span><text:span text:style-name="T9">of</text:span><text:span text:style-name="T9"> </text:span><text:span text:style-name="T9">algorithms</text:span></text:p>
      <text:p text:style-name="P3"><text:span text:style-name="T9">which</text:span><text:span text:style-name="T9"> </text:span><text:span text:style-name="T9">create</text:span><text:span text:style-name="T9"> </text:span><text:span text:style-name="T9">the</text:span><text:span text:style-name="T9"> </text:span><text:span text:style-name="T9">encryption</text:span><text:span text:style-name="T9"> </text:span><text:span text:style-name="T9">and</text:span><text:span text:style-name="T9"> </text:span><text:span text:style-name="T9">the</text:span><text:span text:style-name="T9"> </text:span><text:span text:style-name="T9">reversing</text:span><text:span text:style-name="T9"> </text:span><text:span text:style-name="T9">decryption</text:span><text:span text:style-name="T9"> </text:span><text:span text:style-name="T9">the</text:span><text:span text:style-name="T9"> </text:span><text:span text:style-name="T9">detailed</text:span><text:span text:style-name="T9"> </text:span><text:span text:style-name="T9">operation</text:span><text:span text:style-name="T9"> </text:span><text:span text:style-name="T9">of</text:span><text:span text:style-name="T9"> </text:span><text:span text:style-name="T9">a</text:span><text:span text:style-name="T9"> </text:span><text:span text:style-name="T9">cipher</text:span></text:p>
      <text:p text:style-name="P3"><text:span text:style-name="T9">is</text:span><text:span text:style-name="T9"> </text:span><text:span text:style-name="T9">controlled</text:span><text:span text:style-name="T9"> </text:span><text:span text:style-name="T9">both</text:span><text:span text:style-name="T9"> </text:span><text:span text:style-name="T9">by</text:span><text:span text:style-name="T9"> </text:span><text:span text:style-name="T9">the</text:span><text:span text:style-name="T9"> </text:span><text:span text:style-name="T9">algorithm</text:span><text:span text:style-name="T9"> </text:span><text:span text:style-name="T9">and</text:span><text:span text:style-name="T9"> </text:span><text:span text:style-name="T9">in</text:span><text:span text:style-name="T9"> </text:span><text:span text:style-name="T9">each</text:span><text:span text:style-name="T9"> </text:span><text:span text:style-name="T9">instance</text:span><text:span text:style-name="T9"> </text:span><text:span text:style-name="T9">by</text:span><text:span text:style-name="T9"> </text:span><text:span text:style-name="T9">a</text:span><text:span text:style-name="T9"> </text:span><text:span text:style-name="T9">key</text:span><text:span text:style-name="T9"> </text:span><text:span text:style-name="T9">this</text:span><text:span text:style-name="T9"> </text:span><text:span text:style-name="T9">is</text:span><text:span text:style-name="T9"> </text:span><text:span text:style-name="T9">a</text:span><text:span text:style-name="T9"> </text:span><text:span text:style-name="T9">secret</text:span><text:span text:style-name="T9"> </text:span><text:span text:style-name="T9">parameter</text:span></text:p>
      <text:p text:style-name="P3"><text:span text:style-name="T9">ideally</text:span><text:span text:style-name="T9"> </text:span><text:span text:style-name="T9">known</text:span><text:span text:style-name="T9"> </text:span><text:span text:style-name="T9">only</text:span><text:span text:style-name="T9"> </text:span><text:span text:style-name="T9">to</text:span><text:span text:style-name="T9"> </text:span><text:span text:style-name="T9">the</text:span><text:span text:style-name="T9"> </text:span><text:span text:style-name="T9">communicants</text:span><text:span text:style-name="T9"> </text:span><text:span text:style-name="T9">before</text:span><text:span text:style-name="T9"> </text:span><text:span text:style-name="T9">the</text:span><text:span text:style-name="T9"> </text:span><text:span text:style-name="T9">modern</text:span><text:span text:style-name="T9"> </text:span><text:span text:style-name="T9">era</text:span><text:span text:style-name="T9"> </text:span><text:span text:style-name="T9">cryptography</text:span><text:span text:style-name="T9"> </text:span><text:span text:style-name="T9">was</text:span><text:span text:style-name="T9"> </text:span><text:span text:style-name="T9">concerned</text:span></text:p>
      <text:p text:style-name="P3"><text:span text:style-name="T9">solely</text:span><text:span text:style-name="T9"> </text:span><text:span text:style-name="T9">with</text:span><text:span text:style-name="T9"> </text:span><text:span text:style-name="T9">message</text:span><text:span text:style-name="T9"> </text:span><text:span text:style-name="T9">confidentiality</text:span><text:span text:style-name="T9"> </text:span><text:span text:style-name="T9">in</text:span><text:span text:style-name="T9"> </text:span><text:span text:style-name="T9">recent</text:span><text:span text:style-name="T9"> </text:span><text:span text:style-name="T9">decades</text:span><text:span text:style-name="T9"> </text:span><text:span text:style-name="T9">the</text:span><text:span text:style-name="T9"> </text:span><text:span text:style-name="T9">field</text:span><text:span text:style-name="T9"> </text:span><text:span text:style-name="T9">has</text:span><text:span text:style-name="T9"> </text:span><text:span text:style-name="T9">expanded</text:span><text:span text:style-name="T9"> </text:span><text:span text:style-name="T9">to</text:span><text:span text:style-name="T9"> </text:span><text:span text:style-name="T9">include</text:span></text:p>
      <text:p text:style-name="P3"><text:span text:style-name="T9">techniques</text:span><text:span text:style-name="T9"> </text:span><text:span text:style-name="T9">for</text:span><text:span text:style-name="T9"> </text:span><text:span text:style-name="T9">message</text:span><text:span text:style-name="T9"> </text:span><text:span text:style-name="T9">integrity</text:span><text:span text:style-name="T9"> </text:span><text:span text:style-name="T9">checking</text:span><text:span text:style-name="T9"> </text:span><text:span text:style-name="T9">sender</text:span><text:span text:style-name="T9"> </text:span><text:span text:style-name="T9">and</text:span><text:span text:style-name="T9"> </text:span><text:span text:style-name="T9">receiver</text:span><text:span text:style-name="T9"> </text:span><text:span text:style-name="T9">identity</text:span><text:span text:style-name="T9"> </text:span><text:span text:style-name="T9">authentication</text:span></text:p>
      <text:p text:style-name="P3"><text:span text:style-name="T9">and</text:span><text:span text:style-name="T9"> </text:span><text:span text:style-name="T9">digital</text:span><text:span text:style-name="T9"> </text:span><text:span text:style-name="T9">signatures</text:span><text:span text:style-name="T9"> </text:span><text:span text:style-name="T9">this</text:span><text:span text:style-name="T9"> </text:span><text:span text:style-name="T9">text</text:span><text:span text:style-name="T9"> </text:span><text:span text:style-name="T9">is</text:span><text:span text:style-name="T9"> </text:span><text:span text:style-name="T9">from</text:span><text:span text:style-name="T9"> </text:span><text:span text:style-name="T9">wikipedia</text:span><text:span text:style-name="T9"> </text:span><text:span text:style-name="T9">the</text:span><text:span text:style-name="T9"> </text:span><text:span text:style-name="T9">next</text:span><text:span text:style-name="T9"> </text:span><text:span text:style-name="T9">quiz</text:span><text:span text:style-name="T9"> </text:span><text:span text:style-name="T9">uses</text:span><text:span text:style-name="T9"> </text:span><text:span text:style-name="T9">permutation</text:span><text:span text:style-name="T9"> </text:span><text:span text:style-name="T9">and</text:span><text:span text:style-name="T9"> </text:span><text:span text:style-name="T9">the</text:span></text:p>
      <text:p text:style-name="P3"><text:span text:style-name="T9">text</text:span><text:span text:style-name="T9"> </text:span><text:span text:style-name="T9">fits</text:span><text:span text:style-name="T9"> </text:span><text:span text:style-name="T9">perfectly</text:span><text:span text:style-name="T9"> </text:span><text:span text:style-name="T9">in</text:span><text:span text:style-name="T9"> </text:span><text:span text:style-name="T9">a</text:span><text:span text:style-name="T9"> </text:span><text:span text:style-name="T9">rectangular</text:span><text:span text:style-name="T9"> </text:span><text:span text:style-name="T9">area</text:span><text:span text:style-name="T9"> </text:span><text:span text:style-name="T9">where</text:span><text:span text:style-name="T9"> </text:span><text:span text:style-name="T9">the</text:span><text:span text:style-name="T9"> </text:span><text:span text:style-name="T9">number</text:span><text:span text:style-name="T9"> </text:span><text:span text:style-name="T9">of</text:span><text:span text:style-name="T9"> </text:span><text:span text:style-name="T9">rows</text:span><text:span text:style-name="T9"> </text:span><text:span text:style-name="T9">is</text:span><text:span text:style-name="T9"> </text:span><text:span text:style-name="T9">greater</text:span><text:span text:style-name="T9"> </text:span><text:span text:style-name="T9">than</text:span><text:span text:style-name="T9"> </text:span><text:span text:style-name="T9">the</text:span></text:p>
      <text:p text:style-name="P3"><text:span text:style-name="T9">number</text:span><text:span text:style-name="T9"> </text:span><text:span text:style-name="T9">of</text:span><text:span text:style-name="T9"> </text:span><text:span text:style-name="T9">columns</text:span><text:span text:style-name="T9"> </text:span><text:span text:style-name="T9">it</text:span><text:span text:style-name="T9"> </text:span><text:span text:style-name="T9">is</text:span><text:span text:style-name="T9"> </text:span><text:span text:style-name="T9">also</text:span><text:span text:style-name="T9"> </text:span><text:span text:style-name="T9">known</text:span><text:span text:style-name="T9"> </text:span><text:span text:style-name="T9">that</text:span><text:span text:style-name="T9"> </text:span><text:span text:style-name="T9">the</text:span><text:span text:style-name="T9"> </text:span><text:span text:style-name="T9">word</text:span><text:span text:style-name="T9"> </text:span><text:span text:style-name="T9">banana</text:span><text:span text:style-name="T9"> </text:span><text:span text:style-name="T9">appears</text:span><text:span text:style-name="T9"> </text:span><text:span text:style-name="T9">several</text:span><text:span text:style-name="T9"> </text:span><text:span text:style-name="T9">times</text:span><text:span text:style-name="T9"> </text:span><text:span text:style-name="T9">in</text:span><text:span text:style-name="T9"> </text:span><text:span text:style-name="T9">the</text:span><text:span text:style-name="T9"> </text:span><text:span text:style-name="T9">text</text:span></text:p>
      <text:p text:style-name="P5"/>
      <text:p text:style-name="P5">iijcgipcndejgipifipopabedkikpmni</text:p>
      <text:p text:style-name="P3"/>
      <text:p text:style-name="P3"><text:span text:style-name="T3">Chave</text:span><text:span text:style-name="T3">:</text:span></text:p>
      <text:p text:style-name="P3"><text:span text:style-name="T6">UUWLIUOLJGFWIUOUYUOQOREFGCUCOTJU</text:span> =&gt; <text:span text:style-name="T12">iijcgipcndejgipifipopabedkikpmni</text:span></text:p>
      <text:p text:style-name="P6"/>
      <text:p text:style-name="P3"><text:span text:style-name="T3">Tabela</text:span><text:span text:style-name="T3"> </text:span><text:span text:style-name="T3">de</text:span><text:span text:style-name="T3"> </text:span><text:span text:style-name="T3">Substituição</text:span><text:span text:style-name="T3"> </text:span><text:span text:style-name="T3">Usada</text:span><text:span text:style-name="T3">:</text:span></text:p>
      <text:p text:style-name="P3"><text:span text:style-name="T7">A</text:span><text:span text:style-name="T7"> <text:s/></text:span><text:span text:style-name="T7">B</text:span><text:span text:style-name="T7"> <text:s/></text:span><text:span text:style-name="T7">C</text:span><text:span text:style-name="T7"> <text:s/></text:span><text:span text:style-name="T7">D</text:span><text:span text:style-name="T7"> <text:s/></text:span><text:span text:style-name="T7">E</text:span><text:span text:style-name="T7"> <text:s/></text:span><text:span text:style-name="T7">F</text:span><text:span text:style-name="T7"> <text:s/></text:span><text:span text:style-name="T7">G</text:span><text:span text:style-name="T7"> <text:s/></text:span><text:span text:style-name="T7">H</text:span><text:span text:style-name="T7"> <text:s/></text:span><text:span text:style-name="T7">I</text:span><text:span text:style-name="T7"> <text:s/></text:span><text:span text:style-name="T7">J</text:span><text:span text:style-name="T7"> <text:s/></text:span><text:span text:style-name="T7">K</text:span><text:span text:style-name="T7"> <text:s/></text:span><text:span text:style-name="T7">L</text:span><text:span text:style-name="T7"> <text:s/></text:span><text:span text:style-name="T7">M</text:span><text:span text:style-name="T7"> <text:s/></text:span><text:span text:style-name="T7">N</text:span><text:span text:style-name="T7"> <text:s/></text:span><text:span text:style-name="T7">O</text:span><text:span text:style-name="T7"> <text:s/></text:span><text:span text:style-name="T7">P</text:span><text:span text:style-name="T7"> <text:s/></text:span><text:span text:style-name="T7">Q</text:span><text:span text:style-name="T7"> <text:s/></text:span><text:span text:style-name="T7">R</text:span><text:span text:style-name="T7"> <text:s/></text:span><text:span text:style-name="T7">S</text:span><text:span text:style-name="T7"> <text:s/></text:span><text:span text:style-name="T7">T</text:span><text:span text:style-name="T7"> <text:s/></text:span><text:span text:style-name="T7">U</text:span><text:span text:style-name="T7"> <text:s/></text:span><text:span text:style-name="T7">V</text:span><text:span text:style-name="T7"> </text:span><text:span text:style-name="T8"><text:s/></text:span><text:span text:style-name="T8">W</text:span><text:span text:style-name="T8"> </text:span><text:span text:style-name="T7"><text:s/></text:span><text:span text:style-name="T7">X</text:span><text:span text:style-name="T7"> <text:s/></text:span><text:span text:style-name="T7">Y</text:span><text:span text:style-name="T7"> <text:s/></text:span><text:span text:style-name="T7">Z</text:span></text:p>
      <text:p text:style-name="P3"><text:span text:style-name="T3">| <text:s/>| <text:s/>| <text:s/>| <text:s/>| <text:s/>| <text:s/>| <text:s/>| <text:s/>| <text:s/>| <text:s/>| <text:s/>| <text:s/>| <text:s/>| <text:s/>| <text:s/>| <text:s/>| <text:s/>| <text:s/>| <text:s/>| <text:s/>| <text:s/>| </text:span><text:span text:style-name="T4"><text:s/>| </text:span><text:span text:style-name="T3"><text:s/>| <text:s/>| <text:s/>|</text:span></text:p>
      <text:p text:style-name="P3"><text:span text:style-name="T10">v <text:s/>y <text:s/>k <text:s/>x <text:s/>b <text:s/>e <text:s/>d <text:s/>u <text:s/>g <text:s/>n <text:s/>h <text:s/>c <text:s/>w <text:s/>q <text:s/>p <text:s/>r <text:s/>o <text:s/>a <text:s/>s <text:s/>m <text:s/>i <text:s/>t </text:span><text:span text:style-name="T11"><text:s/>j </text:span><text:span text:style-name="T10"><text:s/>z <text:s/>f <text:s/>l</text:span></text:p>
      <text:p text:style-name="P3"/>
      <text:p text:style-name="P3"><text:span text:style-name="T3">Observação</text:span><text:span text:style-name="T3"> </text:span><text:span text:style-name="T3">a</text:span><text:span text:style-name="T3"> </text:span><text:span text:style-name="T3">respeito</text:span><text:span text:style-name="T3"> </text:span><text:span text:style-name="T3">das</text:span><text:span text:style-name="T3"> </text:span><text:span text:style-name="T3">letras</text:span><text:span text:style-name="T3"> “</text:span><text:span text:style-name="T3">W</text:span><text:span text:style-name="T3">” </text:span><text:span text:style-name="T3">e</text:span><text:span text:style-name="T3"> “</text:span><text:span text:style-name="T3">j</text:span><text:span text:style-name="T3">”:</text:span></text:p>
      <text:p text:style-name="P4">Letra “W” só existe na assinatura, que é inteligível. Sendo assim não sabemos qual o caracter correspondente. Como para a substituição sobrou apenas a letra “j” e como a substituição é de 1:1, ela foi atribuída a letra “W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/>
    <style:font-face style:name="Georgia" svg:font-family="Georgi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dc:title/>
    <meta:initial-creator/>
    <meta:editing-cycles>2</meta:editing-cycles>
    <dc:date>2013-08-27T19:37:08.41</dc:date>
    <meta:editing-duration>P0D</meta:editing-duration>
    <meta:document-statistic meta:table-count="0" meta:image-count="0" meta:object-count="0" meta:page-count="1" meta:paragraph-count="40" meta:word-count="342" meta:character-count="2674" meta:non-whitespace-character-count="2297"/>
  </office:meta>
</office:document-meta>
</file>